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9c8c6" officeooo:paragraph-rsid="0019c8c6"/>
    </style:style>
    <style:style style:name="P2" style:family="paragraph" style:parent-style-name="Heading_20_1">
      <style:paragraph-properties fo:text-align="center" style:justify-single-word="false" fo:break-before="page"/>
      <style:text-properties officeooo:rsid="0019c8c6" officeooo:paragraph-rsid="0019c8c6"/>
    </style:style>
    <style:style style:name="P3" style:family="paragraph" style:parent-style-name="Title">
      <style:text-properties style:font-name="Liberation Sans" fo:font-size="28pt" fo:font-weight="bold" officeooo:rsid="0054f1ee" officeooo:paragraph-rsid="0054f1ee" style:font-name-asian="Noto Sans CJK SC" style:font-size-asian="28pt" style:font-weight-asian="bold" style:font-name-complex="Lohit Devanagari" style:font-size-complex="28pt" style:font-weight-complex="bold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text-align="center" style:justify-single-word="false"/>
      <style:text-properties officeooo:paragraph-rsid="00600cf2"/>
    </style:style>
    <style:style style:name="P6" style:family="paragraph" style:parent-style-name="Heading_20_1">
      <style:paragraph-properties fo:text-align="center" style:justify-single-word="false" fo:break-before="page"/>
      <style:text-properties officeooo:paragraph-rsid="00600cf2"/>
    </style:style>
    <style:style style:name="P7" style:family="paragraph" style:parent-style-name="Text_20_body">
      <style:paragraph-properties fo:text-align="start" style:justify-single-word="false"/>
      <style:text-properties officeooo:paragraph-rsid="005a27e4"/>
    </style:style>
    <style:style style:name="P8" style:family="paragraph" style:parent-style-name="Text_20_body" style:list-style-name="L4">
      <style:paragraph-properties fo:text-align="start" style:justify-single-word="false"/>
      <style:text-properties officeooo:paragraph-rsid="005a27e4"/>
    </style:style>
    <style:style style:name="P9" style:family="paragraph" style:parent-style-name="Text_20_body" style:list-style-name="L4">
      <style:paragraph-properties fo:text-align="start" style:justify-single-word="false"/>
      <style:text-properties officeooo:paragraph-rsid="005eb1c0"/>
    </style:style>
    <style:style style:name="P10" style:family="paragraph" style:parent-style-name="Text_20_body">
      <style:paragraph-properties fo:text-align="start" style:justify-single-word="false"/>
      <style:text-properties officeooo:paragraph-rsid="005bd2e0"/>
    </style:style>
    <style:style style:name="P11" style:family="paragraph" style:parent-style-name="Text_20_body" style:list-style-name="L6">
      <style:paragraph-properties fo:text-align="start" style:justify-single-word="false"/>
      <style:text-properties officeooo:paragraph-rsid="00600cf2"/>
    </style:style>
    <style:style style:name="P12" style:family="paragraph" style:parent-style-name="Text_20_body">
      <style:paragraph-properties fo:text-align="start" style:justify-single-word="false"/>
      <style:text-properties officeooo:paragraph-rsid="00609f0b"/>
    </style:style>
    <style:style style:name="P13" style:family="paragraph" style:parent-style-name="Text_20_body">
      <style:paragraph-properties fo:text-align="start" style:justify-single-word="false"/>
      <style:text-properties officeooo:rsid="005d07e4" officeooo:paragraph-rsid="005d07e4"/>
    </style:style>
    <style:style style:name="P14" style:family="paragraph" style:parent-style-name="Text_20_body" style:list-style-name="L5">
      <style:paragraph-properties fo:text-align="start" style:justify-single-word="false"/>
      <style:text-properties officeooo:rsid="005d07e4" officeooo:paragraph-rsid="005d07e4"/>
    </style:style>
    <style:style style:name="P15" style:family="paragraph" style:parent-style-name="Text_20_body">
      <style:paragraph-properties fo:text-align="start" style:justify-single-word="false"/>
      <style:text-properties officeooo:rsid="005eb1c0" officeooo:paragraph-rsid="005eb1c0"/>
    </style:style>
    <style:style style:name="P16" style:family="paragraph" style:parent-style-name="Text_20_body" style:list-style-name="L4">
      <style:paragraph-properties fo:text-align="start" style:justify-single-word="false"/>
      <style:text-properties officeooo:rsid="005eb1c0" officeooo:paragraph-rsid="005eb1c0"/>
    </style:style>
    <style:style style:name="P17" style:family="paragraph" style:parent-style-name="Text_20_body">
      <style:paragraph-properties fo:text-align="start" style:justify-single-word="false"/>
      <style:text-properties officeooo:rsid="00600cf2" officeooo:paragraph-rsid="00600cf2"/>
    </style:style>
    <style:style style:name="P18" style:family="paragraph" style:parent-style-name="Text_20_body">
      <style:paragraph-properties fo:text-align="start" style:justify-single-word="false"/>
      <style:text-properties officeooo:rsid="00603f1b" officeooo:paragraph-rsid="00603f1b"/>
    </style:style>
    <style:style style:name="P19" style:family="paragraph" style:parent-style-name="Text_20_body">
      <style:paragraph-properties fo:text-align="start" style:justify-single-word="false"/>
      <style:text-properties officeooo:rsid="00609b29" officeooo:paragraph-rsid="00609b29"/>
    </style:style>
    <style:style style:name="P20" style:family="paragraph" style:parent-style-name="Text_20_body">
      <style:paragraph-properties fo:text-align="start" style:justify-single-word="false"/>
      <style:text-properties officeooo:rsid="00639fba" officeooo:paragraph-rsid="00639fba"/>
    </style:style>
    <style:style style:name="P21" style:family="paragraph" style:parent-style-name="Text_20_body">
      <style:paragraph-properties fo:text-align="start" style:justify-single-word="false"/>
      <style:text-properties officeooo:rsid="00658046" officeooo:paragraph-rsid="00658046"/>
    </style:style>
    <style:style style:name="P22" style:family="paragraph" style:parent-style-name="Text_20_body" style:list-style-name="L7">
      <style:paragraph-properties fo:text-align="start" style:justify-single-word="false"/>
      <style:text-properties officeooo:rsid="00658046" officeooo:paragraph-rsid="00658046"/>
    </style:style>
    <style:style style:name="T1" style:family="text">
      <style:text-properties officeooo:rsid="0058add0"/>
    </style:style>
    <style:style style:name="T2" style:family="text">
      <style:text-properties officeooo:rsid="005a27e4"/>
    </style:style>
    <style:style style:name="T3" style:family="text">
      <style:text-properties officeooo:rsid="005bd2e0"/>
    </style:style>
    <style:style style:name="T4" style:family="text">
      <style:text-properties officeooo:rsid="00600cf2"/>
    </style:style>
    <style:style style:name="T5" style:family="text">
      <style:text-properties officeooo:rsid="0060683c"/>
    </style:style>
    <style:style style:name="T6" style:family="text">
      <style:text-properties officeooo:rsid="00609f0b"/>
    </style:style>
    <style:style style:name="T7" style:family="text">
      <style:text-properties officeooo:rsid="00643e2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eu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113_1621857577" text:style-name="Index_20_Link" text:visited-style-name="Index_20_Link">Introduction<text:tab/>2</text:a></text:p>
          <text:p text:style-name="P4"><text:a xlink:type="simple" xlink:href="#__RefHeading___Toc117_3666438946" text:style-name="Index_20_Link" text:visited-style-name="Index_20_Link">Circular buffer<text:tab/>3</text:a></text:p>
        </text:index-body>
      </text:table-of-content>
      <text:h text:style-name="P1" text:outline-level="1"/>
      <text:h text:style-name="P2" text:outline-level="1"><text:bookmark-start text:name="__RefHeading___Toc113_1621857577"/>Introduction<text:bookmark-end text:name="__RefHeading___Toc113_1621857577"/></text:h>
      <text:p text:style-name="P7"><text:span text:style-name="T2">Queue linear collection of items in a particular order FIFO First In First Out, Item that is inserted first is the same one that is take out first.</text:span></text:p>
      <text:p text:style-name="P7"><text:span text:style-name="T1"><text:s/></text:span><text:span text:style-name="T3">Operations</text:span></text:p>
      <text:list xml:id="list3031840464" text:style-name="L4">
        <text:list-item>
          <text:p text:style-name="P8">Enqueue – <text:span text:style-name="T3">add </text:span></text:p>
        </text:list-item>
        <text:list-item>
          <text:p text:style-name="P8">Dequeue – <text:span text:style-name="T3">return and remove fist added</text:span></text:p>
        </text:list-item>
      </text:list>
      <text:p text:style-name="P10"><text:span text:style-name="T3">Like in line this is a first come first serve situation</text:span></text:p>
      <text:p text:style-name="P13">Usage</text:p>
      <text:list xml:id="list3660293878" text:style-name="L5">
        <text:list-item>
          <text:p text:style-name="P14">servers (bunch of operations coming in and you want to service the one that's been waiting the longest)</text:p>
        </text:list-item>
      </text:list>
      <text:p text:style-name="P15">Implementation linked list </text:p>
      <text:list xml:id="list14251648252481" text:continue-list="list3031840464" text:style-name="L4">
        <text:list-item>
          <text:p text:style-name="P9">Enqueue – push to the back<text:span text:style-name="T3"> </text:span></text:p>
        </text:list-item>
        <text:list-item>
          <text:p text:style-name="P16">Dequeue – TopFront and PopFront to remove that front element</text:p>
        </text:list-item>
      </text:list>
      <text:p text:style-name="P17">Implementation arrary</text:p>
      <text:list xml:id="list4021511408" text:style-name="L6">
        <text:list-item>
          <text:p text:style-name="P11"><text:span text:style-name="T4">enqeueing is easy, O(1) (write index tells us where the next Enqueue operation should happen)</text:span></text:p>
        </text:list-item>
        <text:list-item>
          <text:p text:style-name="P11"><text:span text:style-name="T4">dequeuing would be an expensive O(n)</text:span></text:p>
        </text:list-item>
      </text:list>
      <text:h text:style-name="P5" text:outline-level="1"/>
      <text:h text:style-name="P6" text:outline-level="1"><text:bookmark-start text:name="__RefHeading___Toc117_3666438946"/><text:bookmark text:name="firstHeading"/>Circular buffer<text:bookmark-end text:name="__RefHeading___Toc117_3666438946"/></text:h>
      <text:p text:style-name="P18">Single fixed size structure with no real end because end is connected to the start (ring). <text:span text:style-name="T5">So we can loop around it and have buffer</text:span></text:p>
      <text:p text:style-name="P19">We start by writing first element in the middle/center. And we used FIFO logic. So if 1 2 3 where added removing two would remove 1 and 2. </text:p>
      <text:p text:style-name="P12"><text:span text:style-name="T6">When it is full it starts overwriting the oldest data. (Alternatively it could raise an exception)</text:span></text:p>
      <text:p text:style-name="P20">It is queue with fixed maximum size. </text:p>
      <text:p text:style-name="P20"><text:span text:style-name="T7">A</text:span>ll operations are constant time. However, expanding a circular buffer requires shifting memory, which is comparatively costly</text:p>
      <text:p text:style-name="P21">Implementation</text:p>
      <text:list xml:id="list290179757" text:style-name="L7">
        <text:list-item>
          <text:p text:style-name="P22">has three integers: length/size, write index (end) read index (start)</text:p>
        </text:list-item>
        <text:list-item>
          <text:p text:style-name="P22">init set to 0 </text:p>
        </text:list-item>
        <text:list-item>
          <text:p text:style-name="P22">when write operation increment end index</text:p>
        </text:list-item>
        <text:list-item>
          <text:p text:style-name="P22">when read operation increment start index </text:p>
        </text:list-item>
        <text:list-item>
          <text:p text:style-name="P22">the buffer is empty if the start and end indexes are equal</text:p>
        </text:list-item>
        <text:list-item>
          <text:p text:style-name="P22">full when the in-use size is Length − 1</text:p>
        </text:list-item>
        <text:list-item>
          <text:p text:style-name="P22">Another solution is to have another integer count that is incremented at a write operation and decremented at a read operation. Then checking for emptiness means testing count equals 0 and checking for fullness means testing count equals Length</text:p>
        </text:list-item>
      </text:list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1T23:05:28.331707092</meta:creation-date>
    <dc:date>2025-02-07T01:38:30.775074029</dc:date>
    <meta:editing-duration>PT1H36M27S</meta:editing-duration>
    <meta:editing-cycles>55</meta:editing-cycles>
    <meta:generator>LibreOffice/6.4.7.2$Linux_X86_64 LibreOffice_project/40$Build-2</meta:generator>
    <meta:document-statistic meta:table-count="0" meta:image-count="0" meta:object-count="0" meta:page-count="3" meta:paragraph-count="32" meta:word-count="313" meta:character-count="1782" meta:non-whitespace-character-count="1503"/>
  </office:meta>
</office:document-meta>
</file>